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 New" svg:font-family="'Courier New'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master-page-name="HTML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omotux</text:h>
      <text:p text:style-name="Text_20_body">We will implement an activity manager for the Pomodoro Technique (http://www.pomodorotechnique.com/) crated by Francesco Cirillo, <text:s/>a member of the XPlabs crew. <text:s/>Our program will focus on the basic features of the technique, and will also focus on a single-user experience. We won't focus on advanced techniques, such as the prediction of the number of pomodoros needed for an activity.</text:p>
      <text:p text:style-name="Text_20_body">If we have the time we will also implement some of the statistics features that the Technique off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title>Pomodoro User Stories</dc:title>
    <meta:creation-date>2009-03-25T01:01:01</meta:creation-date>
    <dc:language>en-US</dc:language>
    <meta:editing-cycles>12</meta:editing-cycles>
    <meta:editing-duration>PT00H16M11S</meta:editing-duration>
    <dc:date>2009-03-25T14:16:38</dc:date>
    <meta:document-statistic meta:table-count="0" meta:image-count="0" meta:object-count="0" meta:page-count="1" meta:paragraph-count="3" meta:word-count="78" meta:character-count="493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